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none" draw:textarea-vertical-align="top" fo:min-height="0cm" fo:min-width="0cm"/>
    </style:style>
    <style:style style:name="gr2" style:family="graphic" style:parent-style-name="standard">
      <style:graphic-properties draw:stroke="solid" svg:stroke-width="0.035cm" svg:stroke-color="#000000" draw:stroke-linejoin="round" draw:fill="solid" draw:fill-color="#a5a5a5" draw:textarea-horizontal-align="center" draw:textarea-vertical-align="middle" fo:padding-top="0.018cm" fo:padding-bottom="0.018cm" fo:padding-left="0.018cm" fo:padding-right="0.018cm"/>
    </style:style>
    <style:style style:name="gr3" style:family="graphic" style:parent-style-name="standard">
      <style:graphic-properties draw:stroke="none" svg:stroke-width="0cm"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solid" svg:stroke-width="0.018cm" svg:stroke-color="#5b9bd5" draw:stroke-linejoin="miter" draw:fill="solid" draw:fill-color="#ffffff" draw:textarea-horizontal-align="center" draw:textarea-vertical-align="top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cm" draw:fill="solid" draw:fill-color="#a5a5a5" draw:textarea-horizontal-align="center" draw:textarea-vertical-align="middle"/>
    </style:style>
    <style:style style:name="gr6" style:family="graphic" style:parent-style-name="standard">
      <style:graphic-properties draw:stroke="none" svg:stroke-width="0cm" draw:fill="solid" draw:fill-color="#ffc000" draw:textarea-horizontal-align="center" draw:textarea-vertical-align="middle" fo:padding-top="0.127cm" fo:padding-bottom="0cm" fo:padding-left="0cm" fo:padding-right="0cm"/>
    </style:style>
    <style:style style:name="gr7" style:family="graphic" style:parent-style-name="standard">
      <style:graphic-properties draw:stroke="solid" svg:stroke-width="0.018cm" svg:stroke-color="#5b9bd5" draw:marker-start="msArrowEnd_20_5" draw:marker-start-width="0.21cm" draw:marker-start-center="false" draw:marker-end="msArrowEnd_20_5" draw:marker-end-width="0.21cm" draw:marker-end-center="false" draw:stroke-linejoin="miter" draw:fill="none" draw:textarea-vertical-align="top" fo:min-height="0cm" fo:min-width="0cm" fo:padding-top="0.009cm" fo:padding-bottom="0.009cm" fo:padding-left="0.009cm" fo:padding-right="0.009cm"/>
    </style:style>
    <style:style style:name="gr8" style:family="graphic" style:parent-style-name="standard">
      <style:graphic-properties draw:stroke="none" svg:stroke-width="0cm" draw:fill="solid" draw:fill-color="#ffffff" draw:textarea-vertical-align="top" fo:min-height="0cm" fo:min-width="0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draw:fill="none" draw:textarea-vertical-align="top" fo:min-height="0cm" fo:min-width="0cm" fo:padding-top="0.009cm" fo:padding-bottom="0.009cm" fo:padding-left="0.009cm" fo:padding-right="0.009cm"/>
    </style:style>
    <style:style style:name="P1" style:family="paragraph">
      <loext:graphic-properties draw:fill="none"/>
      <style:text-properties style:font-name="Times New Roman" fo:font-size="12pt"/>
    </style:style>
    <style:style style:name="P2" style:family="paragraph">
      <loext:graphic-properties draw:fill="solid" draw:fill-color="#a5a5a5"/>
      <style:paragraph-properties fo:text-align="center"/>
      <style:text-properties style:font-name="Times New Roman" fo:font-size="12pt"/>
    </style:style>
    <style:style style:name="P3" style:family="paragraph">
      <loext:graphic-properties draw:fill="solid" draw:fill-color="#000000"/>
      <style:paragraph-properties fo:text-align="center"/>
      <style:text-properties style:font-name="Times New Roman" fo:font-size="12pt"/>
    </style:style>
    <style:style style:name="P4" style:family="paragraph">
      <loext:graphic-properties draw:fill="solid" draw:fill-color="#ffffff"/>
      <style:paragraph-properties fo:text-align="center"/>
      <style:text-properties style:font-name="Times New Roman" fo:font-size="12pt"/>
    </style:style>
    <style:style style:name="P5" style:family="paragraph">
      <style:paragraph-properties fo:text-align="center"/>
      <style:text-properties style:font-name="Times New Roman"/>
    </style:style>
    <style:style style:name="P6" style:family="paragraph">
      <loext:graphic-properties draw:fill="solid" draw:fill-color="#ffc000"/>
      <style:paragraph-properties fo:text-align="center"/>
      <style:text-properties style:font-name="Times New Roman"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1cm" svg:height="5.531cm" svg:x="-0.235cm" svg:y="0.313cm">
          <text:p/>
          <draw:enhanced-geometry draw:type="mso-spt75"/>
        </draw:custom-shape>
        <draw:rect draw:name="Rectangle 6" draw:style-name="gr2" draw:text-style-name="P2" draw:layer="layout" svg:width="0.424cm" svg:height="3.414cm" svg:x="9.846cm" svg:y="1.689cm">
          <text:p/>
        </draw:rect>
        <draw:rect draw:name="Rectangle 2" draw:style-name="gr2" draw:text-style-name="P2" draw:layer="layout" svg:width="7.488cm" svg:height="0.398cm" svg:x="2.781cm" svg:y="1.689cm">
          <text:p/>
        </draw:rect>
        <draw:circle draw:name="Oval 3" draw:style-name="gr3" draw:text-style-name="P3" draw:layer="layout" svg:width="0.265cm" svg:height="0.265cm" svg:x="9.925cm" svg:y="1.768cm">
          <text:p/>
        </draw:circle>
        <draw:rect draw:name="Rectangle 4" draw:style-name="gr2" draw:text-style-name="P2" draw:layer="layout" svg:width="0.398cm" svg:height="1.615cm" svg:x="7.861cm" svg:y="1.689cm">
          <text:p/>
        </draw:rect>
        <draw:line draw:name="Straight Connector 7" draw:style-name="gr4" draw:text-style-name="P4" draw:layer="layout" svg:x1="0.744cm" svg:y1="5.128cm" svg:x2="12.835cm" svg:y2="5.128cm">
          <text:p/>
        </draw:line>
        <draw:rect draw:name="Rectangle 8" draw:style-name="gr5" draw:text-style-name="P2" draw:layer="layout" svg:width="1.562cm" svg:height="0.662cm" svg:x="7.332cm" svg:y="4.467cm">
          <text:p/>
        </draw:rect>
        <draw:ellipse draw:name="Oval 10" draw:style-name="gr6" draw:text-style-name="P6" draw:layer="layout" svg:width="1.377cm" svg:height="1.138cm" svg:x="7.438cm" svg:y="3.329cm">
          <text:p text:style-name="P5"><text:span text:style-name="T1">Fruit</text:span></text:p>
        </draw:ellipse>
        <draw:custom-shape draw:name="Straight Arrow Connector 11" draw:style-name="gr7" draw:text-style-name="P1" draw:layer="layout" svg:width="7.303cm" svg:height="0.001cm" svg:x="2.728cm" svg:y="0.498cm">
          <text:p/>
          <draw:enhanced-geometry svg:viewBox="0 0 21600 21600" draw:type="mso-spt32" draw:enhanced-path="M 0 0 L 21600 21600 N"/>
        </draw:custom-shape>
        <draw:custom-shape draw:name="Text Box 12" draw:style-name="gr8" draw:text-style-name="P4" draw:layer="layout" svg:width="1.048cm" svg:height="0.467cm" svg:x="6.132cm" svg:y="0.313cm">
          <text:p text:style-name="P5"><text:span text:style-name="T1">50 cm</text:span></text:p>
          <draw:enhanced-geometry svg:viewBox="0 0 21600 21600" draw:type="mso-spt202" draw:enhanced-path="M 0 0 L 21600 0 21600 21600 0 21600 0 0 Z N"/>
        </draw:custom-shape>
        <draw:custom-shape draw:name="Straight Arrow Connector 13" draw:style-name="gr7" draw:text-style-name="P1" draw:layer="layout" svg:width="5.374cm" svg:height="0.001cm" svg:x="2.727cm" svg:y="1.264cm">
          <text:p/>
          <draw:enhanced-geometry svg:viewBox="0 0 21600 21600" draw:type="mso-spt32" draw:enhanced-path="M 0 0 L 21600 21600 N"/>
        </draw:custom-shape>
        <draw:custom-shape draw:name="Text Box 12" draw:style-name="gr8" draw:text-style-name="P4" draw:layer="layout" svg:width="1.048cm" svg:height="0.467cm" svg:x="4.915cm" svg:y="0.997cm">
          <text:p text:style-name="P5"><text:span text:style-name="T1">30 cm</text:span></text:p>
          <draw:enhanced-geometry svg:viewBox="0 0 21600 21600" draw:type="mso-spt202" draw:enhanced-path="M 0 0 L 21600 0 21600 21600 0 21600 0 0 Z N"/>
        </draw:custom-shape>
        <draw:custom-shape draw:name="Straight Arrow Connector 15" draw:style-name="gr7" draw:text-style-name="P1" draw:layer="layout" svg:width="0.001cm" svg:height="3.361cm" svg:x="10.825cm" svg:y="1.742cm">
          <text:p/>
          <draw:enhanced-geometry svg:viewBox="0 0 21600 21600" draw:type="mso-spt32" draw:enhanced-path="M 0 0 L 21600 21600 N"/>
        </draw:custom-shape>
        <draw:custom-shape draw:name="Text Box 12" draw:style-name="gr8" draw:text-style-name="P4" draw:layer="layout" svg:width="1.048cm" svg:height="0.467cm" svg:x="10.498cm" svg:y="3.116cm">
          <text:p text:style-name="P5"><text:span text:style-name="T1">20 cm</text:span></text:p>
          <draw:enhanced-geometry svg:viewBox="0 0 21600 21600" draw:type="mso-spt202" draw:enhanced-path="M 0 0 L 21600 0 21600 21600 0 21600 0 0 Z N"/>
        </draw:custom-shape>
        <draw:custom-shape draw:name="Straight Arrow Connector 17" draw:style-name="gr7" draw:text-style-name="P1" draw:layer="layout" svg:width="0.001cm" svg:height="1.324cm" svg:x="7.015cm" svg:y="1.968cm">
          <text:p/>
          <draw:enhanced-geometry svg:viewBox="0 0 21600 21600" draw:type="mso-spt32" draw:enhanced-path="M 0 0 L 21600 21600 N"/>
        </draw:custom-shape>
        <draw:custom-shape draw:name="Text Box 12" draw:style-name="gr8" draw:text-style-name="P4" draw:layer="layout" svg:width="1.048cm" svg:height="0.467cm" svg:x="6.446cm" svg:y="2.377cm">
          <text:p text:style-name="P5"><text:span text:style-name="T1">10 cm</text:span></text:p>
          <draw:enhanced-geometry svg:viewBox="0 0 21600 21600" draw:type="mso-spt202" draw:enhanced-path="M 0 0 L 21600 0 21600 21600 0 21600 0 0 Z N"/>
        </draw:custom-shape>
        <draw:circle draw:name="Oval 21" draw:style-name="gr3" draw:text-style-name="P3" draw:layer="layout" svg:width="0.265cm" svg:height="0.265cm" svg:x="7.941cm" svg:y="1.742cm">
          <text:p/>
        </draw:circle>
        <draw:custom-shape draw:name="Straight Arrow Connector 22" draw:style-name="gr9" draw:text-style-name="P1" draw:layer="layout" svg:width="1.43cm" svg:height="1.324cm" svg:x="10.137cm" svg:y="1.027cm">
          <text:p/>
          <draw:enhanced-geometry draw:mirror-horizontal="true" svg:viewBox="0 0 21600 21600" draw:type="mso-spt32" draw:enhanced-path="M 0 0 L 21600 21600 N"/>
        </draw:custom-shape>
        <draw:custom-shape draw:name="Text Box 12" draw:style-name="gr8" draw:text-style-name="P4" draw:layer="layout" svg:width="0.895cm" svg:height="0.467cm" svg:x="11.894cm" svg:y="0.735cm">
          <text:p text:style-name="P5"><text:span text:style-name="T1">stand</text:span></text:p>
          <draw:enhanced-geometry svg:viewBox="0 0 21600 21600" draw:type="mso-spt202" draw:enhanced-path="M 0 0 L 21600 0 21600 21600 0 21600 0 0 Z N"/>
        </draw:custom-shape>
        <draw:custom-shape draw:name="Straight Arrow Connector 24" draw:style-name="gr9" draw:text-style-name="P1" draw:layer="layout" svg:width="1.694cm" svg:height="1.191cm" svg:x="6.433cm" svg:y="2.9cm">
          <text:p/>
          <draw:enhanced-geometry draw:mirror-vertical="true" svg:viewBox="0 0 21600 21600" draw:type="mso-spt32" draw:enhanced-path="M 0 0 L 21600 21600 N"/>
        </draw:custom-shape>
        <draw:custom-shape draw:name="Text Box 12" draw:style-name="gr8" draw:text-style-name="P4" draw:layer="layout" svg:width="0.87cm" svg:height="0.467cm" svg:x="5.426cm" svg:y="3.934cm">
          <text:p text:style-name="P5"><text:span text:style-name="T1">press</text:span></text:p>
          <draw:enhanced-geometry svg:viewBox="0 0 21600 21600" draw:type="mso-spt202" draw:enhanced-path="M 0 0 L 21600 0 21600 21600 0 21600 0 0 Z N"/>
        </draw:custom-shape>
        <draw:custom-shape draw:name="Straight Arrow Connector 26" draw:style-name="gr9" draw:text-style-name="P1" draw:layer="layout" svg:width="0.281cm" svg:height="0.782cm" svg:x="4.565cm" svg:y="1.923cm">
          <text:p/>
          <draw:enhanced-geometry draw:mirror-vertical="true" svg:viewBox="0 0 21600 21600" draw:type="mso-spt32" draw:enhanced-path="M 0 0 L 21600 21600 N"/>
        </draw:custom-shape>
        <draw:custom-shape draw:name="Text Box 12" draw:style-name="gr8" draw:text-style-name="P4" draw:layer="layout" svg:width="0.844cm" svg:height="0.467cm" svg:x="4.141cm" svg:y="2.708cm">
          <text:p text:style-name="P5"><text:span text:style-name="T1">lever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4T20:41:01.403539247</meta:creation-date>
    <dc:date>2017-03-04T21:32:04.150640706</dc:date>
    <meta:editing-duration>PT51M14S</meta:editing-duration>
    <meta:editing-cycles>4</meta:editing-cycles>
    <meta:generator>LibreOffice/5.3.0.3$Linux_X86_64 LibreOffice_project/30m0$Build-3</meta:generator>
    <meta:document-statistic meta:object-count="23"/>
  </office:meta>
</office:document-meta>
</file>